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</office:automatic-styles>
  <office:body>
    <office:text>
      <text:p text:style-name="Title">PEC 5 - Reglas de Asociación</text:p>
      <text:p text:style-name="Author">Fernando Antonio Barbeiro Campos - <text:a xlink:type="simple" xlink:href="mailto:fbarbeiro@uoc.edu" office:name=""><text:span text:style-name="Definition">fbarbeiro@uoc.edu</text:span></text:a></text:p>
      <text:p text:style-name="Date">5 de May, 2018</text:p>
      <text:h text:style-name="Heading_20_1" text:outline-level="1">Presentación</text:h>
      <text:p text:style-name="First_20_paragraph">Esta práctica cubre los Módulos 6 y 8 (Evaluación de modelos) del programa de la asignatura.</text:p>
      <text:h text:style-name="Heading_20_1" text:outline-level="1">Competencias</text:h>
      <text:p text:style-name="First_20_paragraph">Las competencias que se trabajan en esta prueba son:</text:p>
      <text:list text:style-name="L1">
        <text:list-item>
          <text:p text:style-name="P1">Uso y aplicación de las TIC en el ámbito académico y profesional.</text:p>
        </text:list-item>
        <text:list-item>
          <text:p text:style-name="P1">Capacidad para innovar y generar nuevas ideas.</text:p>
        </text:list-item>
        <text:list-item>
          <text:p text:style-name="P1">Capacidad para evaluar soluciones tecnológicas y elaborar propuestas de proyectos teniendo en cuenta los recursos, las alternativas disponibles y las condiciones de mercado.</text:p>
        </text:list-item>
        <text:list-item>
          <text:p text:style-name="P1">Conocer las tecnologías de comunicaciones actuales y emergentes, así como saberlas aplicar convenientemente para diseñar y desarrollar soluciones basadas en sistemas y tecnologías de la información.</text:p>
        </text:list-item>
        <text:list-item>
          <text:p text:style-name="P1">Aplicación de las técnicas específicas de ingeniería del software en las diferentes etapas del ciclo de vida de un proyecto.</text:p>
        </text:list-item>
        <text:list-item>
          <text:p text:style-name="P1">Capacidad para aplicar las técnicas específicas de tratamiento, almacenamiento y administración de datos.</text:p>
        </text:list-item>
        <text:list-item>
          <text:p text:style-name="P1">Capacidad para proponer y evaluar diferentes alternativas tecnológicas para resolver un problema concreto.</text:p>
        </text:list-item>
      </text:list>
      <text:h text:style-name="Heading_20_1" text:outline-level="1">Objetivos</text:h>
      <text:p text:style-name="First_20_paragraph">La correcta asimilación del Módulo 6 y el resto de Módulos trabajados: En esta PEC trabajaremos la generación e interpretación de un modelo de basado en reglas de asociación con los recursos de prácticas.</text:p>
      <text:h text:style-name="Heading_20_1" text:outline-level="1">Enunciado</text:h>
      <text:p text:style-name="First_20_paragraph">Contextualizad los ejemplos de las siguientes preguntas respecto al proyecto que has definido en la PEC1. Si lo deseáis, podéis redefinir o afinar el proyecto.</text:p>
      <text:list text:style-name="L2">
        <text:list-item>
          <text:p text:style-name="P2">¿creéis que las reglas de asociación podrían ser el método finalmente escogido? ¿Os podrían aportar alguna cosa?</text:p>
          <text:list text:style-name="L3">
            <text:list-item>
              <text:p text:style-name="P3">¿Cómo podría ser el modelo resultante?</text:p>
            </text:list-item>
            <text:list-item>
              <text:p text:style-name="P3">Dar un ejemplo de la interpretación que se podría derivar del modelo generado</text:p>
            </text:list-item>
          </text:list>
        </text:list-item>
      </text:list>
      <text:h text:style-name="Heading_20_2" text:outline-level="2">Respuesta</text:h>
      <text:p text:style-name="First_20_paragraph">Así como ya había Absolutamente los métodos de agregación no son los más adecuados para elegir en el caso de baggage-propensity. La justificativa es que, conforme hemos comentado en la PEC3, tratase de un modelo de aprendizaje supervisado, esto es, conocemos a priori las categorías (labels). Mientras tanto, modelos de agregación (que dan como resultado modelos descriptivos) buscan obtener una primera aproximación con relación al dominio de la información, o sea, son modelos de aprendizaje no supervisados.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First Header</text:p>
            </table:table-cell>
            <table:table-cell table:style-name="Table1.A1" office:value-type="string">
              <text:p text:style-name="Table_20_Heading">Second Header</text:p>
            </table:table-cell>
          </table:table-row>
        </table:table-header-rows>
        <table:table-row>
          <table:table-cell table:style-name="Table1.A1" office:value-type="string">
            <text:p text:style-name="Table_20_Contents">Content Cell</text:p>
          </table:table-cell>
          <table:table-cell table:style-name="Table1.A1" office:value-type="string">
            <text:p text:style-name="Table_20_Contents">Content Cell</text:p>
          </table:table-cell>
        </table:table-row>
        <table:table-row>
          <table:table-cell table:style-name="Table1.A1" office:value-type="string">
            <text:p text:style-name="Table_20_Contents">Content Cell</text:p>
          </table:table-cell>
          <table:table-cell table:style-name="Table1.A1" office:value-type="string">
            <text:p text:style-name="Table_20_Contents">Content Cell</text:p>
          </table:table-cell>
        </table:table-row>
      </table:table>
      <text:p text:style-name="P4">#my_file &lt;- "lastfm.csv"</text:p>
      <text:p text:style-name="P5">#cat("\n", file = my_file, append = TRUE)</text:p>
      <text:p text:style-name="P6">#tdata &lt;- read.transactions(file = my_file, rm.duplicates = FALSE, skip = 1, sep = ",")</text:p>
      <text:p text:style-name="P7">#head(tdata)</text:p>
      <text:p text:style-name="P8">#class(tdata)</text:p>
      <text:p text:style-name="P9">#inspect(head(tdata))</text:p>
      <text:p text:style-name="P10">#size(head(tdata)) </text:p>
      <text:p text:style-name="P11"/>
      <text:p text:style-name="P12">#frequentItems &lt;- eclat (tdata, parameter = list(supp = 0.07, maxlen = 15))</text:p>
      <text:p text:style-name="P13">#inspect(frequentItems)</text:p>
      <text:p text:style-name="P14">#itemFrequencyPlot(tdata, topN=15, type="absolute", main="Item Frequency") </text:p>
      <text:p text:style-name="P15"/>
      <text:p text:style-name="P16">#rules &lt;- apriori (tdata, parameter = list(supp = 0.001, conf = 0.5))</text:p>
      <text:p text:style-name="P17">#rules_conf &lt;- sort (rules, by="confidence", decreasing=TRUE)</text:p>
      <text:p text:style-name="P18">#inspect(head(rules_conf))</text:p>
      <text:p text:style-name="P19">#rules_lift &lt;- sort (rules, by="lift", decreasing=TRUE) </text:p>
      <text:p text:style-name="P20">#inspect(head(rules_lift))</text:p>
      <text:p text:style-name="P21">library(knitr)</text:p>
      <text:p text:style-name="P22"/>
      <text:p text:style-name="P23">lastfm &lt;- read.csv(file = "lastfm.csv")</text:p>
      <text:p text:style-name="P24">head(lastfm)</text:p>
      <text:p text:style-name="P25">## <text:s text:c="2"/>user <text:s text:c="17"/>artist sex country</text:p>
      <text:p text:style-name="P26">## 1 <text:s text:c="3"/>1 <text:s text:c="2"/>red hot chili peppers <text:s text:c="2"/>f Germany</text:p>
      <text:p text:style-name="P27">## 2 <text:s text:c="3"/>1 the black dahlia murder <text:s text:c="2"/>f Germany</text:p>
      <text:p text:style-name="P28">## 3 <text:s text:c="3"/>1 <text:s text:c="14"/>goldfrapp <text:s text:c="2"/>f Germany</text:p>
      <text:p text:style-name="P29">## 4 <text:s text:c="3"/>1 <text:s text:c="7"/>dropkick murphys <text:s text:c="2"/>f Germany</text:p>
      <text:p text:style-name="P30">## 5 <text:s text:c="3"/>1 <text:s text:c="15"/>le tigre <text:s text:c="2"/>f Germany</text:p>
      <text:p text:style-name="P31">## 6 <text:s text:c="3"/>1 <text:s text:c="13"/>schandmaul <text:s text:c="2"/>f Germany</text:p>
      <text:p text:style-name="P32">summary(lastfm)</text:p>
      <text:p text:style-name="P33">## <text:s text:c="6"/>user <text:s text:c="24"/>artist <text:s text:c="6"/>sex <text:s text:c="6"/></text:p>
      <text:p text:style-name="P34">## <text:s text:c="1"/>Min. <text:s text:c="2"/>: <text:s text:c="3"/>1 <text:s text:c="2"/>radiohead <text:s text:c="11"/>: <text:s text:c="1"/>2704 <text:s text:c="2"/>f: 78132 <text:s text:c="1"/></text:p>
      <text:p text:style-name="P35">## <text:s text:c="1"/>1st Qu.: 4935 <text:s text:c="2"/>the beatles <text:s text:c="9"/>: <text:s text:c="1"/>2668 <text:s text:c="2"/>m:211823 <text:s text:c="1"/></text:p>
      <text:p text:style-name="P36">## <text:s text:c="1"/>Median : 9838 <text:s text:c="2"/>coldplay <text:s text:c="12"/>: <text:s text:c="1"/>2378 <text:s text:c="12"/></text:p>
      <text:p text:style-name="P37">## <text:s text:c="1"/>Mean <text:s text:c="2"/>: 9852 <text:s text:c="2"/>red hot chili peppers: <text:s text:c="1"/>1786 <text:s text:c="12"/></text:p>
      <text:p text:style-name="P38">## <text:s text:c="1"/>3rd Qu.:14769 <text:s text:c="2"/>muse <text:s text:c="16"/>: <text:s text:c="1"/>1711 <text:s text:c="12"/></text:p>
      <text:p text:style-name="P39">## <text:s text:c="1"/>Max. <text:s text:c="2"/>:19718 <text:s text:c="2"/>metallica <text:s text:c="11"/>: <text:s text:c="1"/>1670 <text:s text:c="12"/></text:p>
      <text:p text:style-name="P40">## <text:s text:c="17"/>(Other) <text:s text:c="13"/>:277038 <text:s text:c="12"/></text:p>
      <text:p text:style-name="P41">## <text:s text:c="11"/>country <text:s text:c="5"/></text:p>
      <text:p text:style-name="P42">## <text:s text:c="1"/>United States : 59558 <text:s text:c="1"/></text:p>
      <text:p text:style-name="P43">## <text:s text:c="1"/>United Kingdom: 27638 <text:s text:c="1"/></text:p>
      <text:p text:style-name="P44">## <text:s text:c="1"/>Germany <text:s text:c="6"/>: 24251 <text:s text:c="1"/></text:p>
      <text:p text:style-name="P45">## <text:s text:c="1"/>Poland <text:s text:c="7"/>: 17111 <text:s text:c="1"/></text:p>
      <text:p text:style-name="P46">## <text:s text:c="1"/>Sweden <text:s text:c="7"/>: 12379 <text:s text:c="1"/></text:p>
      <text:p text:style-name="P47">## <text:s text:c="1"/>Brazil <text:s text:c="7"/>: 11922 <text:s text:c="1"/></text:p>
      <text:p text:style-name="P48">## <text:s text:c="1"/>(Other) <text:s text:c="6"/>:137096</text:p>
      <text:p text:style-name="P49">nrow(lastfm)</text:p>
      <text:p text:style-name="P50">## [1] 289955</text:p>
      <text:p text:style-name="P51">ncol(lastfm)</text:p>
      <text:p text:style-name="P52">## [1] 4</text:p>
      <text:p text:style-name="P53">str(lastfm)</text:p>
      <text:p text:style-name="P54">## 'data.frame': <text:s text:c="3"/>289955 obs. of <text:s text:c="1"/>4 variables:</text:p>
      <text:p text:style-name="P55">## <text:s text:c="1"/>$ user <text:s text:c="2"/>: int <text:s text:c="1"/>1 1 1 1 1 1 1 1 1 1 ...</text:p>
      <text:p text:style-name="P56">## <text:s text:c="1"/>$ artist : Factor w/ 1004 levels "...and you will know us by the trail of dead",..: 715 851 374 281 513 751 289 430 300 896 ...</text:p>
      <text:p text:style-name="P57">## <text:s text:c="1"/>$ sex <text:s text:c="3"/>: Factor w/ 2 levels "f","m": 1 1 1 1 1 1 1 1 1 1 ...</text:p>
      <text:p text:style-name="P58">## <text:s text:c="1"/>$ country: Factor w/ 159 levels "Afghanistan",..: 58 58 58 58 58 58 58 58 58 58 ...</text:p>
      <text:p text:style-name="P59">res &lt;- sapply(lastfm, class)</text:p>
      <text:p text:style-name="P60">kable(data.frame(variables=names(res),clase=as.vector(res)))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variables</text:p>
            </table:table-cell>
            <table:table-cell table:style-name="Table2.A1" office:value-type="string">
              <text:p text:style-name="Table_20_Heading">clase</text:p>
            </table:table-cell>
          </table:table-row>
        </table:table-header-rows>
        <table:table-row>
          <table:table-cell table:style-name="Table2.A1" office:value-type="string">
            <text:p text:style-name="Table_20_Contents">user</text:p>
          </table:table-cell>
          <table:table-cell table:style-name="Table2.A1" office:value-type="string">
            <text:p text:style-name="Table_20_Contents">integer</text:p>
          </table:table-cell>
        </table:table-row>
        <table:table-row>
          <table:table-cell table:style-name="Table2.A1" office:value-type="string">
            <text:p text:style-name="Table_20_Contents">artist</text:p>
          </table:table-cell>
          <table:table-cell table:style-name="Table2.A1" office:value-type="string">
            <text:p text:style-name="Table_20_Contents">factor</text:p>
          </table:table-cell>
        </table:table-row>
        <table:table-row>
          <table:table-cell table:style-name="Table2.A1" office:value-type="string">
            <text:p text:style-name="Table_20_Contents">sex</text:p>
          </table:table-cell>
          <table:table-cell table:style-name="Table2.A1" office:value-type="string">
            <text:p text:style-name="Table_20_Contents">factor</text:p>
          </table:table-cell>
        </table:table-row>
        <table:table-row>
          <table:table-cell table:style-name="Table2.A1" office:value-type="string">
            <text:p text:style-name="Table_20_Contents">country</text:p>
          </table:table-cell>
          <table:table-cell table:style-name="Table2.A1" office:value-type="string">
            <text:p text:style-name="Table_20_Contents">factor</text:p>
          </table:table-cell>
        </table:table-row>
      </table:table>
      <text:p text:style-name="P61">unlist(lapply(lastfm, function(x) any(is.na(x))))</text:p>
      <text:p text:style-name="P62">## <text:s text:c="3"/>user <text:s text:c="1"/>artist <text:s text:c="4"/>sex country </text:p>
      <text:p text:style-name="P63">## <text:s text:c="2"/>FALSE <text:s text:c="2"/>FALSE <text:s text:c="2"/>FALSE <text:s text:c="2"/>FALSE</text:p>
      <text:p text:style-name="P64">#Distribucion de valores</text:p>
      <text:p text:style-name="P65">head(table(lastfm$artist))</text:p>
      <text:p text:style-name="P66">## </text:p>
      <text:p text:style-name="P67">## ...and you will know us by the trail of dead </text:p>
      <text:p text:style-name="P68">## <text:s text:c="41"/>147 </text:p>
      <text:p text:style-name="P69">## <text:s text:c="35"/>[unknown] </text:p>
      <text:p text:style-name="P70">## <text:s text:c="41"/>553 </text:p>
      <text:p text:style-name="P71">## <text:s text:c="40"/>2pac </text:p>
      <text:p text:style-name="P72">## <text:s text:c="41"/>341 </text:p>
      <text:p text:style-name="P73">## <text:s text:c="32"/>3 doors down </text:p>
      <text:p text:style-name="P74">## <text:s text:c="41"/>464 </text:p>
      <text:p text:style-name="P75">## <text:s text:c="26"/>30 seconds to mars </text:p>
      <text:p text:style-name="P76">## <text:s text:c="41"/>492 </text:p>
      <text:p text:style-name="P77">## <text:s text:c="41"/>311 </text:p>
      <text:p text:style-name="P78">## <text:s text:c="41"/>125</text:p>
      <text:p text:style-name="P79">head(table(lastfm$user))</text:p>
      <text:p text:style-name="P80">## </text:p>
      <text:p text:style-name="P81">## <text:s text:c="1"/>1 <text:s text:c="1"/>3 <text:s text:c="1"/>4 <text:s text:c="1"/>5 <text:s text:c="1"/>6 <text:s text:c="1"/>7 </text:p>
      <text:p text:style-name="P82">## 16 29 27 11 23 22</text:p>
      <text:p text:style-name="P83">table(lastfm$sex)</text:p>
      <text:p text:style-name="P84">## </text:p>
      <text:p text:style-name="P85">## <text:s text:c="5"/>f <text:s text:c="5"/>m </text:p>
      <text:p text:style-name="P86">## <text:s text:c="1"/>78132 211823</text:p>
      <text:p text:style-name="P87">head(table(lastfm$country))</text:p>
      <text:p text:style-name="P88">## </text:p>
      <text:p text:style-name="P89">## <text:s text:c="3"/>Afghanistan <text:s text:c="7"/>Albania <text:s text:c="7"/>Algeria American Samoa <text:s text:c="7"/>Andorra </text:p>
      <text:p text:style-name="P90">## <text:s text:c="12"/>51 <text:s text:c="12"/>49 <text:s text:c="12"/>42 <text:s text:c="12"/>16 <text:s text:c="12"/>33 </text:p>
      <text:p text:style-name="P91">## <text:s text:c="8"/>Angola </text:p>
      <text:p text:style-name="P92">## <text:s text:c="12"/>3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EC 5 - Reglas de Asociación</dc:title>
  </office:meta>
</office:document-meta>
</file>